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essageExchange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creat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Endpoint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Role( MessageExchange .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isTransa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Fault( Fault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Operation( QNam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Ou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Property( String nam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Pattern( URI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Status( Exchang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In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Error( Exceptio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OutMessage( NormalizedMessag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InMessage( NormalizedMessag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Message( NormalizedMessage msg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MessageExchange.cre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setExchangeId( String ex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ssageExchange.getMessag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